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610" officeooo:paragraph-rsid="00172610"/>
    </style:style>
    <style:style style:name="P2" style:family="paragraph" style:parent-style-name="Standard" style:list-style-name="L1">
      <style:text-properties officeooo:rsid="00172610" officeooo:paragraph-rsid="00172610"/>
    </style:style>
    <style:style style:name="P3" style:family="paragraph" style:parent-style-name="Standard" style:list-style-name="L1">
      <style:text-properties officeooo:rsid="00172610" officeooo:paragraph-rsid="00179a4b"/>
    </style:style>
    <style:style style:name="P4" style:family="paragraph" style:parent-style-name="Standard" style:list-style-name="L2">
      <style:text-properties officeooo:rsid="00172610" officeooo:paragraph-rsid="00172610"/>
    </style:style>
    <style:style style:name="P5" style:family="paragraph" style:parent-style-name="Standard" style:list-style-name="L2">
      <style:text-properties officeooo:rsid="00172610" officeooo:paragraph-rsid="0018e282"/>
    </style:style>
    <style:style style:name="P6" style:family="paragraph" style:parent-style-name="Standard">
      <style:text-properties officeooo:rsid="00172610" officeooo:paragraph-rsid="00179a4b"/>
    </style:style>
    <style:style style:name="P7" style:family="paragraph" style:parent-style-name="Standard" style:list-style-name="L2">
      <style:text-properties officeooo:paragraph-rsid="0018e282"/>
    </style:style>
    <style:style style:name="P8" style:family="paragraph" style:parent-style-name="Standard" style:list-style-name="L1">
      <style:text-properties officeooo:rsid="00179a4b" officeooo:paragraph-rsid="00179a4b"/>
    </style:style>
    <style:style style:name="P9" style:family="paragraph" style:parent-style-name="Standard" style:list-style-name="L2">
      <style:text-properties officeooo:rsid="00179a4b" officeooo:paragraph-rsid="00179a4b"/>
    </style:style>
    <style:style style:name="P10" style:family="paragraph" style:parent-style-name="Standard" style:list-style-name="L2">
      <style:text-properties officeooo:rsid="00179a4b" officeooo:paragraph-rsid="0018e282"/>
    </style:style>
    <style:style style:name="P11" style:family="paragraph" style:parent-style-name="Standard" style:list-style-name="L2">
      <style:text-properties officeooo:rsid="0018e282" officeooo:paragraph-rsid="0018e282"/>
    </style:style>
    <style:style style:name="T1" style:family="text">
      <style:text-properties officeooo:rsid="0018e2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:</text:p>
      <text:list xml:id="list3863596599" text:style-name="L1">
        <text:list-item>
          <text:p text:style-name="P2">System Call API</text:p>
        </text:list-item>
        <text:list-item>
          <text:p text:style-name="P2">Kernel API</text:p>
        </text:list-item>
        <text:list-item>
          <text:p text:style-name="P2">Object Manager</text:p>
        </text:list-item>
        <text:list-item>
          <text:p text:style-name="P2">Thread Manager</text:p>
        </text:list-item>
        <text:list-item>
          <text:p text:style-name="P2">Event Manager</text:p>
        </text:list-item>
        <text:list-item>
          <text:p text:style-name="P2">Virtual Memory Manager</text:p>
        </text:list-item>
        <text:list-item>
          <text:p text:style-name="P2">Module Manager</text:p>
        </text:list-item>
        <text:list-item>
          <text:p text:style-name="P2">Memory Manager</text:p>
        </text:list-item>
        <text:list-item>
          <text:p text:style-name="P2">Interrupt Manager</text:p>
        </text:list-item>
        <text:list-item>
          <text:p text:style-name="P2">Filesystem Manager</text:p>
        </text:list-item>
        <text:list-item>
          <text:p text:style-name="P3">Network Manager</text:p>
        </text:list-item>
        <text:list-item>
          <text:p text:style-name="P3">Interrupts</text:p>
        </text:list-item>
        <text:list-item>
          <text:p text:style-name="P3">Exceptions</text:p>
        </text:list-item>
        <text:list-item>
          <text:p text:style-name="P3">VFS/Vnode</text:p>
        </text:list-item>
        <text:list-item>
          <text:p text:style-name="P3">Network Stack</text:p>
        </text:list-item>
        <text:list-item>
          <text:p text:style-name="P8">Platform Manager</text:p>
        </text:list-item>
        <text:list-item>
          <text:p text:style-name="P2">IO Manager</text:p>
        </text:list-item>
        <text:list-item>
          <text:p text:style-name="P8">Drivers</text:p>
        </text:list-item>
      </text:list>
      <text:p text:style-name="P1"/>
      <text:p text:style-name="P6">C/ASM:</text:p>
      <text:list xml:id="list242769876" text:style-name="L2">
        <text:list-item>
          <text:p text:style-name="P9">Architecture</text:p>
          <text:list>
            <text:list-item>
              <text:p text:style-name="P10">CPU</text:p>
              <text:list>
                <text:list-item>
                  <text:p text:style-name="P5">Pager <text:span text:style-name="T1">(Memory Page Management)</text:span></text:p>
                </text:list-item>
                <text:list-item>
                  <text:p text:style-name="P11">Interrupts</text:p>
                </text:list-item>
                <text:list-item>
                  <text:p text:style-name="P11">I/O</text:p>
                </text:list-item>
              </text:list>
            </text:list-item>
            <text:list-item>
              <text:p text:style-name="P9">Chipset</text:p>
              <text:list>
                <text:list-item>
                  <text:p text:style-name="P7"><text:span text:style-name="T1">ACPI (Basic Device Enumeration)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0:15:21.777558227</meta:creation-date>
    <dc:date>2020-04-22T10:43:05.275347295</dc:date>
    <meta:editing-duration>PT7M28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7" meta:word-count="74" meta:character-count="372" meta:non-whitespace-character-count="350"/>
  </office:meta>
</office:document-meta>
</file>